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paragraph-properties fo:text-align="center" style:justify-single-word="false"/>
      <style:text-properties style:use-window-font-color="true" style:font-name="Times New Roman" fo:font-size="20pt" fo:font-weight="bold" style:font-size-asian="20pt" style:font-weight-asian="bold" style:font-name-complex="Times New Roman1" style:font-size-complex="20pt"/>
    </style:style>
    <style:style style:name="P3" style:family="paragraph" style:parent-style-name="Standard">
      <style:text-properties style:use-window-font-color="true" style:font-name="Times New Roman" style:font-name-complex="Times New Roman1"/>
    </style:style>
    <style:style style:name="P4" style:family="paragraph" style:parent-style-name="Standard">
      <style:paragraph-properties>
        <style:tab-stops>
          <style:tab-stop style:position="2.134cm"/>
        </style:tab-stops>
      </style:paragraph-properties>
      <style:text-properties style:use-window-font-color="true" style:font-name="Times New Roman" style:font-name-complex="Times New Roman1"/>
    </style:style>
    <style:style style:name="P5" style:family="paragraph" style:parent-style-name="Standard">
      <style:text-properties style:use-window-font-color="true" style:font-name="Times New Roman" fo:font-weight="bold"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weight="bold" style:font-weight-asian="bold" style:font-name-complex="Times New Roman1"/>
    </style:style>
    <style:style style:name="P7" style:family="paragraph" style:parent-style-name="Standard">
      <style:paragraph-properties fo:margin-left="3.81cm" fo:margin-right="0cm" fo:text-indent="-3.81cm" style:auto-text-indent="false"/>
      <style:text-properties style:use-window-font-color="true"/>
    </style:style>
    <style:style style:name="P8" style:family="paragraph" style:parent-style-name="Standard">
      <style:paragraph-properties fo:margin-left="3.81cm" fo:margin-right="0cm" fo:text-indent="-3.81cm" style:auto-text-indent="false"/>
      <style:text-properties style:use-window-font-color="true" style:font-name="Times New Roman" style:font-name-complex="Times New Roman1"/>
    </style:style>
    <style:style style:name="P9" style:family="paragraph" style:parent-style-name="Standard">
      <style:paragraph-properties fo:margin-left="3.81cm" fo:margin-right="0cm" fo:text-indent="-3.81cm" style:auto-text-indent="false">
        <style:tab-stops>
          <style:tab-stop style:position="2.17cm"/>
        </style:tab-stops>
      </style:paragraph-properties>
      <style:text-properties style:use-window-font-color="true" style:font-name="Times New Roman" style:font-name-complex="Times New Roman1"/>
    </style:style>
    <style:style style:name="P10" style:family="paragraph" style:parent-style-name="Standard">
      <style:paragraph-properties fo:margin-left="3.81cm" fo:margin-right="0cm" fo:text-indent="-3.81cm" style:auto-text-indent="false">
        <style:tab-stops>
          <style:tab-stop style:position="2.134cm"/>
        </style:tab-stops>
      </style:paragraph-properties>
      <style:text-properties style:use-window-font-color="true" style:font-name="Times New Roman" style:font-name-complex="Times New Roman1"/>
    </style:style>
    <style:style style:name="P11" style:family="paragraph" style:parent-style-name="Standard">
      <style:paragraph-properties fo:margin-left="3.81cm" fo:margin-right="0cm" fo:text-indent="-3.81cm" style:auto-text-indent="false">
        <style:tab-stops>
          <style:tab-stop style:position="2.293cm"/>
        </style:tab-stops>
      </style:paragraph-properties>
      <style:text-properties style:use-window-font-color="true" style:font-name="Times New Roman" style:font-name-complex="Times New Roman1"/>
    </style:style>
    <style:style style:name="P12" style:family="paragraph" style:parent-style-name="Standard">
      <style:paragraph-properties fo:margin-left="3.81cm" fo:margin-right="0cm" fo:text-indent="-3.81cm" style:auto-text-indent="false">
        <style:tab-stops>
          <style:tab-stop style:position="2.134cm"/>
        </style:tab-stops>
      </style:paragraph-properties>
      <style:text-properties style:use-window-font-color="true"/>
    </style:style>
    <style:style style:name="P13" style:family="paragraph" style:parent-style-name="Standard">
      <style:paragraph-properties fo:margin-left="3.81cm" fo:margin-right="0cm" fo:text-indent="0cm" style:auto-text-indent="false"/>
      <style:text-properties style:use-window-font-color="true" style:font-name="Times New Roman" style:font-name-complex="Times New Roman1"/>
    </style:style>
    <style:style style:name="P14" style:family="paragraph" style:parent-style-name="Standard" style:master-page-name="Standard">
      <style:paragraph-properties style:page-number="auto"/>
      <style:text-properties style:use-window-font-color="true" style:font-name="Times New Roman" style:font-name-complex="Times New Roman1"/>
    </style:style>
    <style:style style:name="P15" style:family="paragraph" style:parent-style-name="List_20_Paragraph" style:list-style-name="WWNum1">
      <style:text-properties style:use-window-font-color="true"/>
    </style:style>
    <style:style style:name="P16" style:family="paragraph" style:parent-style-name="List_20_Paragraph">
      <style:text-properties style:use-window-font-color="true" style:font-name="Times New Roman" style:font-name-complex="Times New Roman1"/>
    </style:style>
    <style:style style:name="P17" style:family="paragraph" style:parent-style-name="List_20_Paragraph" style:list-style-name="WWNum2">
      <style:paragraph-properties>
        <style:tab-stops>
          <style:tab-stop style:position="2.134cm"/>
        </style:tab-stops>
      </style:paragraph-properties>
      <style:text-properties style:use-window-font-color="true" style:font-name="Times New Roman" style:font-name-complex="Times New Roman1"/>
    </style:style>
    <style:style style:name="P18" style:family="paragraph" style:parent-style-name="List_20_Paragraph" style:list-style-name="WWNum4">
      <style:paragraph-properties>
        <style:tab-stops>
          <style:tab-stop style:position="2.134cm"/>
        </style:tab-stops>
      </style:paragraph-properties>
      <style:text-properties style:use-window-font-color="true" style:font-name="Times New Roman" style:font-name-complex="Times New Roman1"/>
    </style:style>
    <style:style style:name="P19" style:family="paragraph" style:parent-style-name="List_20_Paragraph" style:list-style-name="WWNum4">
      <style:text-properties style:use-window-font-color="true" style:font-name="Times New Roman" style:font-name-complex="Times New Roman1"/>
    </style:style>
    <style:style style:name="P20" style:family="paragraph" style:parent-style-name="List_20_Paragraph" style:list-style-name="WWNum4">
      <style:text-properties style:use-window-font-color="true"/>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style:text-underline-style="solid" style:text-underline-width="auto" style:text-underline-color="font-color" style:font-name-complex="Times New Roman1"/>
    </style:style>
    <style:style style:name="T4" style:family="text">
      <style:text-properties fo:color="#ff0000" style:font-name="Times New Roman" style:font-name-complex="Times New Roman1"/>
    </style:style>
    <style:style style:name="T5" style:family="text">
      <style:text-properties style:use-window-font-color="true"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AGREEMENT</text:p>
      <text:p text:style-name="P1"><text:span text:style-name="T1">This agreement is entered into as of the 5th day of July, 2016, between Alano &amp; Sons Credit Corporation with office at Quezon Ave., Miputak, Dipolog City duly represented by </text:span><text:span text:style-name="T2">Ma. Nova Ferrer-Celicious</text:span><text:span text:style-name="T1"> (“the Committee”) and </text:span><text:span text:style-name="T2">Mr. Bryan T. Garcia</text:span><text:span text:style-name="T1"> o</text:span><text:span text:style-name="T1">f</text:span><text:span text:style-name="T1"> 2/43 Myers Parade, Altona Meadows, Victoria 3028, Australia </text:span><text:span text:style-name="T1">(“the Developer”).</text:span></text:p>
      <text:p text:style-name="P3"/>
      <text:list xml:id="list8361072119047058012" text:style-name="WWNum1">
        <text:list-item>
          <text:p text:style-name="P15"><text:span text:style-name="T3">Independent Developer.</text:span><text:span text:style-name="T1"> Subject to the terms and conditions of this Agreement, the Committee hereby engages the Developer as an independent developer to perform the services set forth herein</text:span><text:span text:style-name="T2">, </text:span><text:span text:style-name="T1">and the Developer hereby accepts such agreement.</text:span></text:p>
        </text:list-item>
      </text:list>
      <text:p text:style-name="P16"/>
      <text:list xml:id="list39356923" text:continue-numbering="true" text:style-name="WWNum1">
        <text:list-item>
          <text:p text:style-name="P15"><text:span text:style-name="T3">Duties, Term, and Compensation.</text:span><text:span text:style-name="T1"> The Developer’s duties, term of engagement, compensation and provisions for payment thereof shall be as set forth in the budget which is attached as </text:span><text:span text:style-name="T2">Schedule A</text:span><text:span text:style-name="T1">, which may be amended in writing from time to time, or supplemented with subsequent estimates for services to be rendered by the Developer and agreed to by the Committee, and which collectively are hereby incorporated by reference.</text:span></text:p>
        </text:list-item>
      </text:list>
      <text:p text:style-name="P16"/>
      <text:list xml:id="list39346372" text:continue-numbering="true" text:style-name="WWNum1">
        <text:list-item>
          <text:p text:style-name="P15"><text:span text:style-name="T3">Expenses.</text:span><text:span text:style-name="T1"> During the term of this Agreement, the Developer shall bill and the Committee shall reimburse him for all reasonable and with prior approval from the Committee out-of-pocket expenses as set forth in Schedule A which are incurred in connection with the performance of the duties hereunder.</text:span></text:p>
        </text:list-item>
      </text:list>
      <text:p text:style-name="P16"/>
      <text:list xml:id="list39351874" text:continue-numbering="true" text:style-name="WWNum1">
        <text:list-item>
          <text:p text:style-name="P15"><text:span text:style-name="T3">Written Reports.</text:span><text:span text:style-name="T1"> The Committee may request that project plans, progress reports and a final results report be provided by Developer. A final results report shall be due at the conclusion of the project and shall be submitted to the Committee at such time. The results report shall be in such form and setting forth such information and data as is reasonably requested by the Committee.</text:span></text:p>
        </text:list-item>
      </text:list>
      <text:p text:style-name="P16"/>
      <text:list xml:id="list39367479" text:continue-numbering="true" text:style-name="WWNum1">
        <text:list-item>
          <text:p text:style-name="P15"><text:span text:style-name="T3">Confidentiality.</text:span><text:span text:style-name="T1"> Upon the expiration or earlier termination of this Agreement, or whenever requested by the Committee, the Developer shall immediately deliver to the Committee all such files, records, documents, specifications, information, and other items in his possession or under his control that are the property of the Committee. The Developer further agrees that he will not disclose his retention as an independent Developer or the terms of this Agreement to any person or entity without the prior written consent of the Committee and shall at all times preserve the confidential nature of his relationship to the Committee and of the services hereunder.</text:span></text:p>
        </text:list-item>
      </text:list>
      <text:p text:style-name="P16"><text:soft-page-break/></text:p>
      <text:list xml:id="list39347006" text:continue-numbering="true" text:style-name="WWNum1">
        <text:list-item>
          <text:p text:style-name="P15"><text:span text:style-name="T3">Conflicts of Interest.</text:span><text:span text:style-name="T1"> The Developer represents that he is free to enter into this Agreement and that this engagement does not violate the terms of any agreement between the Developer and any third party. During the term of this Agreement, the Developer shall devote as much of his productive time, energy and abilities to the performance of his duties hereunder as is necessary to perform the required duties in a timely and productive manner. The Developer is expressly free to perform services for other parties</text:span><text:span text:style-name="T1"> so long as it is not the same line of business of the Committee for which the project is intended to be used</text:span><text:span text:style-name="T1"> while performing services for the Committee provided further, that all the provisions in this Agreement is not in any way violated.</text:span></text:p>
        </text:list-item>
      </text:list>
      <text:p text:style-name="P16"/>
      <text:list xml:id="list39370987" text:continue-numbering="true" text:style-name="WWNum1">
        <text:list-item>
          <text:p text:style-name="P15"><text:span text:style-name="T3">Termination.</text:span><text:span text:style-name="T1"> The Committee may terminate this Agreement at any time by 10 working days written notice to the Developer. In addition, if the Contractor is convicted of any crime or offense, fails or refuses to comply with the written policies or reasonable directive of the Committee, is guilty of serious misconduct in connection with performance hereunder, or materially breaches provisions of this Agreement, the Committee at any time may terminate the engagement of the Developer immediately and without prior written notice to the Developer.</text:span></text:p>
        </text:list-item>
      </text:list>
      <text:p text:style-name="P16"/>
      <text:list xml:id="list39368536" text:continue-numbering="true" text:style-name="WWNum1">
        <text:list-item>
          <text:p text:style-name="P15"><text:span text:style-name="T3">Independent Developer.</text:span><text:span text:style-name="T1"> This Agreement shall not render the Developer an employee, partner, agent of, or joint venture with the Committee for any purpose. The Developer is and will remain an independent contractor in his relationship to the Committee. The Committee shall not be responsible for withholding taxes with respect to the Developer’s compensation hereunder. The Developer shall have no claim against the Committee hereunder or otherwise for vacation pay, sick leave, retirement benefits, social security, worker’s compensation, health or disability benefits, unemployment insurance benefits, or employee benefits of any kind.</text:span></text:p>
        </text:list-item>
      </text:list>
      <text:p text:style-name="P16"/>
      <text:list xml:id="list39345061" text:continue-numbering="true" text:style-name="WWNum1">
        <text:list-item>
          <text:p text:style-name="P15"><text:span text:style-name="T3">Insurance.</text:span><text:span text:style-name="T1"> The Developer will carry liability insurance (including malpractice insurance, if warranted) relative to any service that he performs for the Committee.</text:span></text:p>
        </text:list-item>
      </text:list>
      <text:p text:style-name="P16"/>
      <text:list xml:id="list39351865" text:continue-numbering="true" text:style-name="WWNum1">
        <text:list-item>
          <text:p text:style-name="P15"><text:span text:style-name="T3">Assignment.</text:span><text:span text:style-name="T1"> The Developer shall not assign any of his rights under this Agreement, or delegate the performance of any of his duties hereunder, without the prior written consent of the Committee.</text:span></text:p>
        </text:list-item>
      </text:list>
      <text:p text:style-name="P16"/>
      <text:list xml:id="list39351679" text:continue-numbering="true" text:style-name="WWNum1">
        <text:list-item>
          <text:p text:style-name="P15"><text:span text:style-name="T3">Modification or Amendment.</text:span><text:span text:style-name="T1"> No amendment, change or modification of this Agreement shall be valid unless in writing signed by the parties hereto.</text:span></text:p>
        </text:list-item>
      </text:list>
      <text:p text:style-name="P16"/>
      <text:list xml:id="list39361117" text:continue-numbering="true" text:style-name="WWNum1">
        <text:list-item>
          <text:p text:style-name="P15"><text:soft-page-break/><text:span text:style-name="T3">Entire Understanding.</text:span><text:span text:style-name="T1"> This document and any exhibit attached constitute the entire understanding and agreement of the parties, and any and all agreements, understandings, and representations are hereby terminated and canceled in their entirety and are of no further force and effect.</text:span></text:p>
        </text:list-item>
      </text:list>
      <text:p text:style-name="P16"/>
      <text:list xml:id="list39343267" text:continue-numbering="true" text:style-name="WWNum1">
        <text:list-item>
          <text:p text:style-name="P15"><text:span text:style-name="T3">Unenforceability of Provisions.</text:span><text:span text:style-name="T1"> If any provision of this Agreement, or any portion thereof, is held to be invalid and unenforceable, then the remainder of this Agreement shall nevertheless remain in full force and effect.</text:span></text:p>
        </text:list-item>
      </text:list>
      <text:p text:style-name="P16"/>
      <text:list xml:id="list39368800" text:continue-numbering="true" text:style-name="WWNum1">
        <text:list-item>
          <text:p text:style-name="P15"><text:span text:style-name="T3">Acceptance of Project.</text:span><text:span text:style-name="T1"> The Committee shall issue a formal written acceptance of the project addressed to the Developer signifying that the services set forth herein is completely installed and functioning as intended. </text:span></text:p>
        </text:list-item>
      </text:list>
      <text:p text:style-name="P16"/>
      <text:list xml:id="list39349753" text:continue-numbering="true" text:style-name="WWNum1">
        <text:list-item>
          <text:p text:style-name="P15"><text:span text:style-name="T3">Warranty.</text:span><text:span text:style-name="T1"> The Committee shall demand from the Developer anytime even after the acceptance of project to fix any inconsistencies noted that are not in conformity with the original intent of the application.</text:span></text:p>
        </text:list-item>
      </text:list>
      <text:p text:style-name="P16"/>
      <text:list xml:id="list39362931" text:continue-numbering="true" text:style-name="WWNum1">
        <text:list-item>
          <text:p text:style-name="P15"><text:span text:style-name="T3">Commitment.</text:span><text:span text:style-name="T1"> The Developer shall commit to the Committee even after acceptance of the project for maintenance purposes and that will assure the Committee that the project will run as intended in a long term basis.</text:span></text:p>
        </text:list-item>
      </text:list>
      <text:p text:style-name="P16"/>
      <text:list xml:id="list39347748" text:continue-numbering="true" text:style-name="WWNum1">
        <text:list-item>
          <text:p text:style-name="P15"><text:span text:style-name="T3">Dispute.</text:span><text:span text:style-name="T1"> In case of dispute between the Committee and Developer, they both agree that the venue of their action/s will be at the courts in Dipolog City or any places having an office or branch of Alano &amp; Sons Credit Corporation at the latter’s option and the party at fault shall to pay damages and attorney’s fees.</text:span></text:p>
        </text:list-item>
      </text:list>
      <text:p text:style-name="P16"/>
      <text:p text:style-name="P3">IN WITNESS WHEREOF the undersigned have executed this Agreement as of the day and year first written above. The parties hereto agree that facsimile signatures shall be as effective as if originals.</text:p>
      <text:p text:style-name="P3"/>
      <text:p text:style-name="P3"/>
      <text:p text:style-name="P1"><text:span text:style-name="T1">By: </text:span><text:span text:style-name="T3">Ma. Nova Ferrer-Celicious</text:span><text:span text:style-name="T1"><text:tab/><text:tab/><text:tab/><text:tab/>By: </text:span><text:span text:style-name="T3">Bryan T. Garcia</text:span></text:p>
      <text:p text:style-name="P3"><text:s text:c="11"/>The Committee<text:tab/><text:tab/><text:tab/><text:tab/><text:tab/> <text:s text:c="7"/>The Developer<text:bookmark text:name="_GoBack"/></text:p>
      <text:p text:style-name="P3"/>
      <text:p text:style-name="P5"><text:soft-page-break/>SCHEDULE A</text:p>
      <text:p text:style-name="P3"/>
      <text:p text:style-name="P6">DUTIES, TERM, AND COMPENSATION</text:p>
      <text:p text:style-name="P3"/>
      <text:p text:style-name="P8">DUTIES:<text:tab/>The Developer shall be responsible in developing customized applications necessary for the Committee’s operations and shall deliver within the specified term of this Agreement the specific applications and specific deliverables identified by the Committee and shall submit written reports of the progress of the project until its final reports prior to the formal acceptance of the project. </text:p>
      <text:p text:style-name="P9"><text:tab/>Project Description:</text:p>
      <text:p text:style-name="P12"><text:span text:style-name="T1"><text:tab/><text:tab/>The system is designed using </text:span><text:span text:style-name="T1">Delphi XE10 and MSSQL 2012 or higher versions whichever is applicable</text:span><text:span text:style-name="T1">. This is based on the superior performance and reliability of these tools to develop a robust application in a lesser amount of time. Later versions of both tools will be considered to keep the application up-to-date with current technologies. </text:span></text:p>
      <text:p text:style-name="P10"><text:tab/>Specific Applications:</text:p>
      <text:list xml:id="list3523299366522867918" text:style-name="WWNum2">
        <text:list-item>
          <text:p text:style-name="P17">Loan Management</text:p>
        </text:list-item>
        <text:list-item>
          <text:p text:style-name="P17">Expense Management </text:p>
        </text:list-item>
        <text:list-item>
          <text:p text:style-name="P17">Inventory/Asset Management</text:p>
        </text:list-item>
        <text:list-item>
          <text:p text:style-name="P17">Integrated Accounting for Loans, Expenses and Inventory</text:p>
        </text:list-item>
        <text:list-item>
          <text:p text:style-name="P17">Synchronization Service Windows Application for all Branches</text:p>
        </text:list-item>
        <text:list-item>
          <text:p text:style-name="P17">Synchronization Service Web Application for Managing Data Communication Between Server and Branches</text:p>
        </text:list-item>
      </text:list>
      <text:p text:style-name="P4"><text:tab/>General and Specific Deliverables:</text:p>
      <text:p text:style-name="P8"><text:tab/>The system to be delivered is designed to be comprehensive and provide a solution that will work well in the long term, while remaining economically-efficient to the problems faced today. The system will be scalable to accommodate future changes in business procedures.</text:p>
      <text:list xml:id="list39851702072886994" text:style-name="WWNum4">
        <text:list-item>
          <text:p text:style-name="P18">Ability to manage clients loans per site/branch</text:p>
        </text:list-item>
        <text:list-item>
          <text:p text:style-name="P18">Ability to manage loan payments</text:p>
        </text:list-item>
        <text:list-item>
          <text:p text:style-name="P18">Ability to compute interest automatically</text:p>
        </text:list-item>
        <text:list-item>
          <text:p text:style-name="P18"><text:soft-page-break/>Ability to make adjustments</text:p>
        </text:list-item>
        <text:list-item>
          <text:p text:style-name="P18">Ability to manage accounting entries and generate financial reports</text:p>
        </text:list-item>
        <text:list-item>
          <text:p text:style-name="P18">Ability to manage assets and inventory</text:p>
        </text:list-item>
        <text:list-item>
          <text:p text:style-name="P18">Ability to synchronize data from loan management to accounting </text:p>
        </text:list-item>
        <text:list-item>
          <text:p text:style-name="P18">Ability to synchronize records to the Corporate Office</text:p>
        </text:list-item>
        <text:list-item>
          <text:p text:style-name="P18">Ability to generate current reports per site/branch </text:p>
        </text:list-item>
        <text:list-item>
          <text:p text:style-name="P19">Ability to generate site/branch reports from the Corporate Office</text:p>
        </text:list-item>
        <text:list-item>
          <text:p text:style-name="P20"><text:span text:style-name="T1">Specific features as itemized in </text:span><text:span text:style-name="T2">Appendix i</text:span></text:p>
        </text:list-item>
      </text:list>
      <text:p text:style-name="P8"/>
      <text:p text:style-name="P8">TERM:<text:tab/>This engagement shall commence upon execution of this Agreement and shall continue in full force and effect through March 31, 2017 or earlier upon completion of the Developer’s duties under this Agreement. The Agreement may only be extended thereafter by mutual agreement, unless terminated earlier by operation of and in accordance with this Agreement. Specific timeline for the progress of project will be estimated as follows:</text:p>
      <text:p text:style-name="P8"/>
      <text:p text:style-name="P11"><text:tab/>Progress Timeline:</text:p>
      <text:p text:style-name="P11"><text:tab/><text:tab/>Project shall be deployed online with assistance from the ISD Manager Ms. Georgee Marquez.</text:p>
      <text:p text:style-name="P11"><text:tab/><text:tab/>1 – 2 Weeks<text:tab/><text:tab/>Gathering of data and information necessary in </text:p>
      <text:p text:style-name="P11"><text:tab/><text:tab/><text:tab/><text:tab/><text:tab/>developing the new application and other requirements.</text:p>
      <text:p text:style-name="P11"><text:tab/><text:tab/>1 – 2 Months <text:tab/><text:tab/>Loan Management and Accounting Integration</text:p>
      <text:p text:style-name="P11"><text:tab/><text:tab/>1 Month<text:tab/><text:tab/>Expense Management and Accounting Integration</text:p>
      <text:p text:style-name="P11"><text:tab/><text:tab/>1 Month<text:tab/><text:tab/>Inventory / Asset Management and Accounting </text:p>
      <text:p text:style-name="P11"><text:tab/><text:tab/><text:tab/><text:tab/><text:tab/>Integration</text:p>
      <text:p text:style-name="P11"><text:tab/><text:tab/>1 – 2 Months<text:tab/><text:tab/>Web and Windows Synchronization Services</text:p>
      <text:p text:style-name="P11"/>
      <text:p text:style-name="P8"/>
      <text:p text:style-name="P7"><text:soft-page-break/><text:span text:style-name="T1">COMPENSATION:<text:tab/>As full compensation for the services rendered pursuant to this Agreement, the Committee shall pay the Developer at a per branch or office price of </text:span><text:span text:style-name="T2">One Hundred Fifteen Thousand Pesos (Php 115,000.00)</text:span><text:span text:style-name="T1">, with total price <text:s/>for thirty-five (35) branches including extension offices of Lapu-Lapu Branch and Main Office but not to exceed</text:span><text:span text:style-name="T2"> Four Million Pesos (Php 4,000,000.00)</text:span><text:span text:style-name="T1"> without prior written approval by an authorized representative of the Committee. </text:span></text:p>
      <text:p text:style-name="P8"/>
      <text:p text:style-name="P13">Succeeding newly opened branches and offices needing the developed applications shall apply the same rate with this contract except for extension office of which 50% shall be billed upon deployment and 50% full payment once extension office is confirmed as branch. </text:p>
      <text:p text:style-name="P13"/>
      <text:p text:style-name="P13">Below are the schedule of payments:</text:p>
      <text:p text:style-name="P8"><text:tab/>Upon Signing the Agreement:<text:tab/><text:tab/><text:tab/><text:tab/>Php <text:s text:c="3"/>400,000.00</text:p>
      <text:p text:style-name="P8"><text:tab/>Upon deployment of applications to all branches:<text:tab/>Php 1,600,000.00</text:p>
      <text:p text:style-name="P8"><text:tab/>Upon Full Acceptance of the Project:<text:tab/><text:tab/><text:tab/>Php 2,000,000.00</text:p>
      <text:p text:style-name="P8"><text:tab/>Maintenance:<text:tab/><text:tab/><text:tab/><text:tab/><text:tab/><text:tab/>“as needed”</text:p>
      <text:p text:style-name="P8"/>
      <text:p text:style-name="P8"><text:tab/>Cash advances may be given only upon prior approval from the Committee.</text:p>
      <text:p text:style-name="P7"><text:span text:style-name="T1">EXPENSES:<text:tab/>At the discretion of the Committee, the Developer may be required to personally visit the site for any troubleshooting concerns that cannot be remotely done or his physical presence can only solve the immediate concerns that may directly or indirectly affect the operation. Expenses related thereto shall be reimbursed by the Committee including transportation from Developer’s </text:span><text:span text:style-name="T1">Philippine Address</text:span><text:span text:style-name="T1"> to Committee’s Address, meals and accommodation for the whole duration good for one person only. </text:span></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0.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1.4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9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9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40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67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9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21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48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75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02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29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5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lanie p. lomocso</meta:initial-creator>
    <meta:editing-cycles>47</meta:editing-cycles>
    <meta:creation-date>2016-06-15T01:54:00</meta:creation-date>
    <dc:date>2016-07-05T19:18:13.26</dc:date>
    <meta:editing-duration>PT1H59M27S</meta:editing-duration>
    <meta:generator>OpenOffice/4.1.2$Win32 OpenOffice.org_project/412m3$Build-9782</meta:generator>
    <meta:print-date>2016-07-05T17:32:53.07</meta:print-date>
    <meta:document-statistic meta:table-count="0" meta:image-count="0" meta:object-count="0" meta:page-count="6" meta:paragraph-count="67" meta:word-count="1695" meta:character-count="10979"/>
    <meta:user-defined meta:name="AppVersion">15.0000</meta:user-defined>
    <meta:user-defined meta:name="Company">li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